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tes de travail – application web.</text:p>
      <text:p text:style-name="Standard"/>
      <text:p text:style-name="Standard">Mardi 19 02 : 10h-11h. </text:p>
      <text:p text:style-name="Standard"/>
      <text:p text:style-name="Standard">Programmation de l'inscription (sécurité : ne pas faire circuler les mots de passe.)</text:p>
      <text:p text:style-name="Standard">13h30 – 15h. Réunion d'équipe.</text:p>
      <text:list xml:id="list34185234" text:style-name="L1">
        <text:list-item>
          <text:p text:style-name="P1">Attentes Mualt ?</text:p>
        </text:list-item>
        <text:list-item>
          <text:p text:style-name="P1">Critères de validation :</text:p>
          <text:list>
            <text:list-item>
              <text:p text:style-name="P1">Usagers :</text:p>
              <text:list>
                <text:list-item>
                  <text:p text:style-name="P1">avoir accès à la page (référencement)</text:p>
                </text:list-item>
                <text:list-item>
                  <text:p text:style-name="P1">pouvoir créer un compte</text:p>
                </text:list-item>
                <text:list-item>
                  <text:p text:style-name="P1">ne pas risquer de voir son mot de passe capté</text:p>
                </text:list-item>
                <text:list-item>
                  <text:p text:style-name="P1">sécurisé les données privées (protéger l'accès)</text:p>
                </text:list-item>
                <text:list-item>
                  <text:p text:style-name="P1">pouvoir fermer sa connexion</text:p>
                </text:list-item>
                <text:list-item>
                  <text:p text:style-name="P1">trouver un lapin en moins de 3 clics (après login)</text:p>
                </text:list-item>
                <text:list-item>
                  <text:p text:style-name="P1">rendre visible toutes les fonctionnalités depuis la page d'accueil.</text:p>
                </text:list-item>
                <text:list-item>
                  <text:p text:style-name="P1"/>
                </text:list-item>
              </text:list>
            </text:list-item>
            <text:list-item>
              <text:p text:style-name="P1">Le client </text:p>
              <text:list>
                <text:list-item>
                  <text:p text:style-name="P1">site validé par la CNIL</text:p>
                </text:list-item>
                <text:list-item>
                  <text:p text:style-name="P1">sans bugs</text:p>
                </text:list-item>
                <text:list-item>
                  <text:p text:style-name="P1">Les fonctionnalités de base (respect du cahier des charges) <text:s/>: </text:p>
                  <text:list>
                    <text:list-item>
                      <text:p text:style-name="P1">page de profil lapin, </text:p>
                      <text:list>
                        <text:list-item>
                          <text:p text:style-name="P1">édition</text:p>
                        </text:list-item>
                        <text:list-item>
                          <text:p text:style-name="P1">modification</text:p>
                        </text:list-item>
                        <text:list-item>
                          <text:p text:style-name="P1">ajout retrait</text:p>
                        </text:list-item>
                        <text:list-item>
                          <text:p text:style-name="P1">mort d'un lapin ?</text:p>
                        </text:list-item>
                        <text:list-item>
                          <text:p text:style-name="P1">Filiation,</text:p>
                        </text:list-item>
                        <text:list-item>
                          <text:p text:style-name="P1">photo</text:p>
                        </text:list-item>
                        <text:list-item>
                          <text:p text:style-name="P1">texte de présentation</text:p>
                        </text:list-item>
                        <text:list-item>
                          <text:p text:style-name="P2">doit-on tout décrire ici ?</text:p>
                        </text:list-item>
                      </text:list>
                    </text:list-item>
                    <text:list-item>
                      <text:p text:style-name="P1">page de profil propriétaire, système de recherche de lapin, </text:p>
                    </text:list-item>
                  </text:list>
                </text:list-item>
                <text:list-item>
                  <text:p text:style-name="P1">site livré sur free (version php très contraignante)</text:p>
                </text:list-item>
                <text:list-item>
                  <text:p text:style-name="P1">régler les problèmes d'encodage</text:p>
                  <text:list>
                    <text:list-item>
                      <text:p text:style-name="P1"/>
                    </text:list-item>
                  </text:list>
                </text:list-item>
              </text:list>
            </text:list-item>
          </text:list>
        </text:list-item>
      </text:list>
      <text:p text:style-name="Standard">Programmation page login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2-19T13:58:20.73</meta:creation-date>
    <dc:date>2013-02-19T14:36:03.22</dc:date>
    <meta:editing-duration>PT00H22M30S</meta:editing-duration>
    <meta:editing-cycles>3</meta:editing-cycles>
    <meta:generator>OpenOffice.org/3.2$Win32 OpenOffice.org_project/320m18$Build-9502</meta:generator>
    <meta:document-statistic meta:table-count="0" meta:image-count="0" meta:object-count="0" meta:page-count="1" meta:paragraph-count="31" meta:word-count="178" meta:character-count="949"/>
  </office:meta>
</office:document-meta>
</file>